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3799in" fo:margin-top="0in" fo:margin-bottom="0in" table:align="center" style:writing-mode="lr-tb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1.6903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861in" fo:keep-together="auto"/>
    </style:style>
    <style:style style:name="Table2" style:family="table">
      <style:table-properties style:width="6.4708in" fo:margin-left="0.0153in" fo:margin-top="0in" fo:margin-bottom="0in" table:align="left" style:writing-mode="lr-tb"/>
    </style:style>
    <style:style style:name="Table2.A" style:family="table-column">
      <style:table-column-properties style:column-width="0.3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549in"/>
    </style:style>
    <style:style style:name="Table2.D" style:family="table-column">
      <style:table-column-properties style:column-width="1.2986in"/>
    </style:style>
    <style:style style:name="Table2.E" style:family="table-column">
      <style:table-column-properties style:column-width="2.6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833in" fo:border="2.25pt outset #000000"/>
    </style:style>
    <style:style style:name="Table3" style:family="table">
      <style:table-properties style:width="6.4854in" fo:margin-left="0.0153in" fo:margin-top="0in" fo:margin-bottom="0in" table:align="left" style:writing-mode="lr-tb"/>
    </style:style>
    <style:style style:name="Table3.A" style:family="table-column">
      <style:table-column-properties style:column-width="0.3257in"/>
    </style:style>
    <style:style style:name="Table3.B" style:family="table-column">
      <style:table-column-properties style:column-width="0.9194in"/>
    </style:style>
    <style:style style:name="Table3.C" style:family="table-column">
      <style:table-column-properties style:column-width="1.0924in"/>
    </style:style>
    <style:style style:name="Table3.D" style:family="table-column">
      <style:table-column-properties style:column-width="1.1715in"/>
    </style:style>
    <style:style style:name="Table3.E" style:family="table-column">
      <style:table-column-properties style:column-width="2.9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833in" fo:border="2.25pt outset #000000"/>
    </style:style>
    <style:style style:name="Table4" style:family="table">
      <style:table-properties style:width="6.4854in" fo:margin-left="0.0153in" fo:margin-top="0in" fo:margin-bottom="0in" table:align="left" style:writing-mode="lr-tb"/>
    </style:style>
    <style:style style:name="Table4.A" style:family="table-column">
      <style:table-column-properties style:column-width="0.325in"/>
    </style:style>
    <style:style style:name="Table4.B" style:family="table-column">
      <style:table-column-properties style:column-width="0.9229in"/>
    </style:style>
    <style:style style:name="Table4.C" style:family="table-column">
      <style:table-column-properties style:column-width="1.1292in"/>
    </style:style>
    <style:style style:name="Table4.D" style:family="table-column">
      <style:table-column-properties style:column-width="1.2in"/>
    </style:style>
    <style:style style:name="Table4.E" style:family="table-column">
      <style:table-column-properties style:column-width="2.908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833in" fo:border="2.25pt outset #000000"/>
    </style:style>
    <style:style style:name="Table4.8" style:family="table-row">
      <style:table-row-properties style:min-row-height="0.5944in" fo:keep-together="auto"/>
    </style:style>
    <style:style style:name="Table5" style:family="table">
      <style:table-properties style:width="6.4854in" fo:margin-left="0.0153in" fo:margin-top="0in" fo:margin-bottom="0in" table:align="left" style:writing-mode="lr-tb"/>
    </style:style>
    <style:style style:name="Table5.A" style:family="table-column">
      <style:table-column-properties style:column-width="0.3257in"/>
    </style:style>
    <style:style style:name="Table5.B" style:family="table-column">
      <style:table-column-properties style:column-width="0.9194in"/>
    </style:style>
    <style:style style:name="Table5.C" style:family="table-column">
      <style:table-column-properties style:column-width="1.0924in"/>
    </style:style>
    <style:style style:name="Table5.D" style:family="table-column">
      <style:table-column-properties style:column-width="1.1715in"/>
    </style:style>
    <style:style style:name="Table5.E" style:family="table-column">
      <style:table-column-properties style:column-width="2.97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833in" fo:border="2.25pt outset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officeooo:paragraph-rsid="001fc426"/>
    </style:style>
    <style:style style:name="P4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ru" fo:country="RU" officeooo:rsid="001b6736" officeooo:paragraph-rsid="001b6736" style:letter-kerning="false" style:language-complex="ar" style:country-complex="SA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officeooo:paragraph-rsid="001ecb83"/>
    </style:style>
    <style:style style:name="P7" style:family="paragraph" style:parent-style-name="Standard">
      <style:paragraph-properties fo:orphans="0" fo:widows="0"/>
      <style:text-properties officeooo:paragraph-rsid="001fc426"/>
    </style:style>
    <style:style style:name="P8" style:family="paragraph" style:parent-style-name="Standard">
      <style:paragraph-properties fo:orphans="0" fo:widows="0"/>
      <style:text-properties officeooo:paragraph-rsid="0021537b"/>
    </style:style>
    <style:style style:name="P9" style:family="paragraph" style:parent-style-name="Standard">
      <style:paragraph-properties fo:orphans="0" fo:widows="0"/>
      <style:text-properties officeooo:paragraph-rsid="0021f28c"/>
    </style:style>
    <style:style style:name="P10" style:family="paragraph" style:parent-style-name="Standard">
      <style:paragraph-properties fo:orphans="0" fo:widows="0"/>
      <style:text-properties officeooo:paragraph-rsid="00227174"/>
    </style:style>
    <style:style style:name="P11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font-size="16pt" officeooo:paragraph-rsid="001fc426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style:font-size-asian="16pt" style:font-name-complex="Calibri1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14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en" fo:country="US" fo:font-style="italic" fo:font-weight="bold" style:letter-kerning="false" style:font-style-asian="italic" style:font-weight-asian="bold" style:language-complex="ar" style:country-complex="SA" style:font-style-complex="italic" style:font-weight-complex="bold"/>
    </style:style>
    <style:style style:name="P15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1b6736" officeooo:paragraph-rsid="001b6736" style:letter-kerning="false" style:language-complex="ar" style:country-complex="SA"/>
    </style:style>
    <style:style style:name="P16" style:family="paragraph" style:parent-style-name="Standard">
      <style:paragraph-properties fo:text-align="center" style:justify-single-word="false" fo:orphans="0" fo:widows="0"/>
      <style:text-properties officeooo:rsid="001d15c2" officeooo:paragraph-rsid="001d15c2"/>
    </style:style>
    <style:style style:name="P17" style:family="paragraph" style:parent-style-name="Standard">
      <style:paragraph-properties fo:orphans="0" fo:widows="0"/>
      <style:text-properties officeooo:rsid="001ecb83" officeooo:paragraph-rsid="001ecb83"/>
    </style:style>
    <style:style style:name="P18" style:family="paragraph" style:parent-style-name="Standard">
      <style:paragraph-properties fo:orphans="0" fo:widows="0"/>
      <style:text-properties fo:font-weight="normal" officeooo:paragraph-rsid="001fc426" style:font-weight-asian="normal" style:font-weight-complex="normal"/>
    </style:style>
    <style:style style:name="P19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20" style:family="paragraph" style:parent-style-name="Standard">
      <style:paragraph-properties fo:orphans="0" fo:widows="0"/>
      <style:text-properties fo:font-weight="normal" officeooo:paragraph-rsid="0021f28c" style:font-weight-asian="normal" style:font-weight-complex="normal"/>
    </style:style>
    <style:style style:name="P21" style:family="paragraph" style:parent-style-name="Standard">
      <style:paragraph-properties fo:orphans="0" fo:widows="0"/>
      <style:text-properties fo:font-weight="normal" officeooo:paragraph-rsid="00227174" style:font-weight-asian="normal" style:font-weight-complex="normal"/>
    </style:style>
    <style:style style:name="P22" style:family="paragraph" style:parent-style-name="Standard">
      <style:text-properties officeooo:paragraph-rsid="0021537b"/>
    </style:style>
    <style:style style:name="P23" style:family="paragraph" style:parent-style-name="Standard">
      <style:text-properties officeooo:paragraph-rsid="00227174"/>
    </style:style>
    <style:style style:name="P24" style:family="paragraph" style:parent-style-name="Standard" style:list-style-name="">
      <style:paragraph-properties fo:text-align="center" style:justify-single-word="false"/>
      <style:text-properties fo:color="#000000" loext:opacity="100%" fo:font-size="16pt" style:font-size-asian="16pt" style:font-name-complex="Calibri1" style:font-size-complex="16pt"/>
    </style:style>
    <style:style style:name="P25" style:family="paragraph" style:parent-style-name="Standard" style:list-style-name="">
      <style:text-properties fo:color="#000000" loext:opacity="100%" style:font-name-complex="Calibri1"/>
    </style:style>
    <style:style style:name="P26" style:family="paragraph" style:parent-style-name="Standard" style:list-style-name="">
      <style:text-properties fo:color="#000000" loext:opacity="100%" fo:language="en" fo:country="US" style:font-name-complex="Calibri1"/>
    </style:style>
    <style:style style:name="P27" style:family="paragraph" style:parent-style-name="Standard">
      <style:text-properties fo:color="#000000" loext:opacity="100%" fo:language="en" fo:country="US" officeooo:paragraph-rsid="00227174"/>
    </style:style>
    <style:style style:name="P28" style:family="paragraph" style:parent-style-name="Standard" style:list-style-name=""/>
    <style:style style:name="P29" style:family="paragraph" style:parent-style-name="Standard">
      <style:paragraph-properties fo:orphans="0" fo:widows="0"/>
      <style:text-properties fo:font-weight="bold" officeooo:rsid="001ecb83" officeooo:paragraph-rsid="001ecb83" style:font-weight-asian="bold" style:font-weight-complex="bold"/>
    </style:style>
    <style:style style:name="P30" style:family="paragraph" style:parent-style-name="Standard">
      <style:paragraph-properties fo:orphans="0" fo:widows="0"/>
      <style:text-properties officeooo:rsid="001fc426" officeooo:paragraph-rsid="001fc426"/>
    </style:style>
    <style:style style:name="P31" style:family="paragraph" style:parent-style-name="Standard">
      <style:paragraph-properties fo:orphans="0" fo:widows="0"/>
      <style:text-properties fo:font-weight="normal" officeooo:rsid="00227174" officeooo:paragraph-rsid="00227174" style:font-weight-asian="normal" style:font-weight-complex="normal"/>
    </style:style>
    <style:style style:name="P32" style:family="paragraph" style:parent-style-name="Standard">
      <style:paragraph-properties fo:orphans="0" fo:widows="0"/>
      <style:text-properties officeooo:rsid="00227174" officeooo:paragraph-rsid="00227174"/>
    </style:style>
    <style:style style:name="T1" style:family="text">
      <style:text-properties fo:font-size="16pt" style:font-size-asian="16pt" style:font-name-complex="Calibri1" style:font-size-complex="16pt"/>
    </style:style>
    <style:style style:name="T2" style:family="text">
      <style:text-properties fo:font-size="16pt" officeooo:rsid="001b6736" style:font-size-asian="16pt" style:font-name-complex="Calibri1" style:font-size-complex="16pt" style:font-weight-complex="bold"/>
    </style:style>
    <style:style style:name="T3" style:family="text">
      <style:text-properties fo:font-size="16pt" officeooo:rsid="001b6736" style:font-size-asian="16pt" style:font-name-complex="Calibri1" style:font-size-complex="16pt"/>
    </style:style>
    <style:style style:name="T4" style:family="text">
      <style:text-properties fo:font-size="16pt" officeooo:rsid="00227174" style:font-size-asian="16pt" style:font-name-complex="Calibri1" style:font-size-complex="16pt"/>
    </style:style>
    <style:style style:name="T5" style:family="text">
      <style:text-properties fo:font-size="16pt" fo:language="en" fo:country="US" style:font-size-asian="16pt" style:font-name-complex="Calibri1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-complex="Calibri1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color="#000000" loext:opacity="100%" fo:language="en" fo:country="US" style:font-name-complex="Calibri1"/>
    </style:style>
    <style:style style:name="T10" style:family="text">
      <style:text-properties fo:color="#000000" loext:opacity="100%" fo:language="en" fo:country="US" officeooo:rsid="00227174"/>
    </style:style>
    <style:style style:name="T11" style:family="text">
      <style:text-properties fo:color="#000000" loext:opacity="100%" fo:language="en" fo:country="US" fo:font-weight="normal" officeooo:rsid="00227174" style:font-weight-asian="normal" style:font-weight-complex="normal"/>
    </style:style>
    <style:style style:name="T12" style:family="text">
      <style:text-properties fo:color="#000000" loext:opacity="100%" style:text-position="sub 58%"/>
    </style:style>
    <style:style style:name="T13" style:family="text">
      <style:text-properties fo:color="#000000" loext:opacity="100%" style:text-position="sub 58%" fo:language="en" fo:country="US"/>
    </style:style>
    <style:style style:name="T14" style:family="text">
      <style:text-properties fo:color="#000000" loext:opacity="100%" officeooo:rsid="001fc426"/>
    </style:style>
    <style:style style:name="T15" style:family="text">
      <style:text-properties fo:color="#000000" loext:opacity="100%" officeooo:rsid="0021537b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000000" loext:opacity="100%" fo:font-weight="normal" officeooo:rsid="001fc426" style:font-weight-asian="normal" style:font-weight-complex="normal"/>
    </style:style>
    <style:style style:name="T18" style:family="text">
      <style:text-properties fo:color="#000000" loext:opacity="100%" fo:font-weight="normal" officeooo:rsid="001ecb83" style:font-weight-asian="normal" style:font-weight-complex="normal"/>
    </style:style>
    <style:style style:name="T19" style:family="text">
      <style:text-properties fo:color="#000000" loext:opacity="100%" fo:font-weight="normal" officeooo:rsid="00227174" style:font-weight-asian="normal" style:font-weight-complex="normal"/>
    </style:style>
    <style:style style:name="T20" style:family="text">
      <style:text-properties fo:color="#000000" loext:opacity="100%" fo:font-weight="normal" officeooo:rsid="0021f28c" style:font-weight-asian="normal" style:font-weight-complex="normal"/>
    </style:style>
    <style:style style:name="T21" style:family="text">
      <style:text-properties fo:color="#000000" loext:opacity="100%" officeooo:rsid="002271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ecb83" style:font-weight-asian="bold" style:font-weight-complex="bold"/>
    </style:style>
    <style:style style:name="T24" style:family="text">
      <style:text-properties fo:font-weight="bold" officeooo:rsid="00227174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ecb83"/>
    </style:style>
    <style:style style:name="T28" style:family="text">
      <style:text-properties style:text-underline-style="solid" style:text-underline-width="auto" style:text-underline-color="font-color" officeooo:rsid="00227174"/>
    </style:style>
    <style:style style:name="T29" style:family="text">
      <style:text-properties fo:font-size="14pt" fo:font-style="italic" style:font-size-asian="14pt" style:font-style-asian="italic" style:font-size-complex="14pt"/>
    </style:style>
    <style:style style:name="T30" style:family="text">
      <style:text-properties officeooo:rsid="001ecb8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ecb83" style:font-weight-asian="normal" style:font-weight-complex="normal"/>
    </style:style>
    <style:style style:name="T33" style:family="text">
      <style:text-properties fo:font-weight="normal" officeooo:rsid="0021f28c" style:font-weight-asian="normal" style:font-weight-complex="normal"/>
    </style:style>
    <style:style style:name="T34" style:family="text">
      <style:text-properties fo:font-weight="normal" officeooo:rsid="00227174" style:font-weight-asian="normal" style:font-weight-complex="normal"/>
    </style:style>
    <style:style style:name="T35" style:family="text">
      <style:text-properties style:text-position="0% 100%" fo:font-weight="normal" style:font-weight-asian="normal" style:font-weight-complex="normal"/>
    </style:style>
    <style:style style:name="T36" style:family="text">
      <style:text-properties style:text-position="0% 100%" fo:font-weight="normal" officeooo:rsid="001ecb83" style:font-weight-asian="normal" style:font-weight-complex="normal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officeooo:rsid="001fc426"/>
    </style:style>
    <style:style style:name="T39" style:family="text">
      <style:text-properties officeooo:rsid="0021537b"/>
    </style:style>
    <style:style style:name="T40" style:family="text">
      <style:text-properties officeooo:rsid="0021f28c"/>
    </style:style>
    <style:style style:name="T41" style:family="text">
      <style:text-properties officeooo:rsid="002271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Дискретная математика</text:p>
      <text:p text:style-name="P12"><text:s/>Домашнее задание №4</text:p>
      <text:p text:style-name="P12">«Умножение чисел с фиксированной запятой»</text:p>
      <text:p text:style-name="P1"><text:span text:style-name="T1">Вариант №</text:span><text:span text:style-name="T2">58</text:span></text:p>
      <text:p text:style-name="P3"><text:span text:style-name="T1">Выполнил: </text:span><text:span text:style-name="T4">Нодири Хисравхон </text:span><text:span text:style-name="T1">(гр. </text:span><text:span text:style-name="T5">P</text:span><text:span text:style-name="T1">31</text:span><text:span text:style-name="T3">31</text:span><text:span text:style-name="T1">)</text:span></text:p>
      <text:p text:style-name="P11">Варианты зад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B</text:p>
          </table:table-cell>
        </table:table-row>
        <table:table-row table:style-name="Table1.2"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15">63</text:p>
          </table:table-cell>
        </table:table-row>
      </table:table>
      <text:h text:style-name="P24" text:outline-level="1"><text:tab/>Ход работы</text:h>
      <text:h text:style-name="P24" text:outline-level="1">№1</text:h>
      <text:h text:style-name="P28" text:outline-level="1"><text:span text:style-name="T7">а)</text:span><text:span text:style-name="T9"> A &gt; 0, B &gt; 0</text:span></text:h>
      <text:h text:style-name="P25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№</text:p>
          </table:table-cell>
          <table:table-cell table:style-name="Table2.A1" office:value-type="string">
            <text:p text:style-name="P5">Операнды<text:line-break/>и действия</text:p>
          </table:table-cell>
          <table:table-cell table:style-name="Table2.A1" office:value-type="string">
            <text:p text:style-name="P5">СЧП (старшие)</text:p>
          </table:table-cell>
          <table:table-cell table:style-name="Table2.A1" office:value-type="string">
            <text:p text:style-name="P5">Множитель и<text:line-break/>СЧП (младшие)</text:p>
          </table:table-cell>
          <table:table-cell table:style-name="Table2.A1" office:value-type="string">
            <text:p text:style-name="P5">Пояснения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16">4</text:p>
          </table:table-cell>
          <table:table-cell table:style-name="Table2.A1" office:value-type="string">
            <text:p text:style-name="P2">5</text:p>
          </table:table-cell>
        </table:table-row>
        <table:table-row table:style-name="Table2.1"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СЧП</text:p>
          </table:table-cell>
          <table:table-cell table:style-name="Table2.A1" office:value-type="string">
            <text:p text:style-name="P5">00000000</text:p>
          </table:table-cell>
          <table:table-cell table:style-name="Table2.A1" office:value-type="string">
            <text:p text:style-name="P5">00<text:span text:style-name="T30">11</text:span>111<text:span text:style-name="T22">1</text:span></text:p>
          </table:table-cell>
          <table:table-cell table:style-name="Table2.A1" office:value-type="string">
            <text:p text:style-name="P5">Обнуление старших разрядов СЧП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[A]<text:span text:style-name="T25">пр</text:span><text:line-break/>СЧП<text:line-break/>СЧП →</text:p>
          </table:table-cell>
          <table:table-cell table:style-name="Table2.A1" office:value-type="string">
            <text:p text:style-name="P5"><text:span text:style-name="T26">00</text:span><text:span text:style-name="T27">111001</text:span><text:line-break/>0011<text:span text:style-name="T30">1001</text:span><text:line-break/>000111<text:span text:style-name="T30">0</text:span>0</text:p>
          </table:table-cell>
          <table:table-cell table:style-name="Table2.A1" office:value-type="string">
            <text:p text:style-name="P5"><text:line-break/>|00<text:span text:style-name="T30">111111</text:span><text:line-break/>1|001<text:span text:style-name="T30">1</text:span>11<text:span text:style-name="T22">1</text:span></text:p>
          </table:table-cell>
          <table:table-cell table:style-name="Table2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[A]<text:span text:style-name="T25">пр</text:span><text:line-break/>СЧП<text:line-break/>СЧП →</text:p>
          </table:table-cell>
          <table:table-cell table:style-name="Table2.A1" office:value-type="string">
            <text:p text:style-name="P5"><text:span text:style-name="T26">00111</text:span><text:span text:style-name="T27">0</text:span><text:span text:style-name="T26">01</text:span><text:line-break/>0<text:span text:style-name="T30">10</text:span>1<text:span text:style-name="T30">010</text:span>1<text:line-break/>00<text:span text:style-name="T30">101010</text:span></text:p>
          </table:table-cell>
          <table:table-cell table:style-name="Table2.A1" office:value-type="string">
            <text:p text:style-name="P6"><text:line-break/><text:span text:style-name="T32">1|0011111</text:span><text:span text:style-name="T31"><text:line-break/></text:span><text:span text:style-name="T36">1</text:span><text:span text:style-name="T35">1|001</text:span><text:span text:style-name="T36">1</text:span><text:span text:style-name="T35">1</text:span><text:span text:style-name="T37">1</text:span></text:p>
          </table:table-cell>
          <table:table-cell table:style-name="Table2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[A]<text:span text:style-name="T25">пр</text:span><text:line-break/>СЧП<text:line-break/>СЧП →</text:p>
          </table:table-cell>
          <table:table-cell table:style-name="Table2.A1" office:value-type="string">
            <text:p text:style-name="P6"><text:span text:style-name="T26">00111</text:span><text:span text:style-name="T27">0</text:span><text:span text:style-name="T26">01</text:span><text:line-break/>0110<text:span text:style-name="T30">0</text:span>0<text:span text:style-name="T30">11</text:span><text:line-break/>00110<text:span text:style-name="T30">0</text:span>01</text:p>
          </table:table-cell>
          <table:table-cell table:style-name="Table2.A1" office:value-type="string">
            <text:p text:style-name="P6"><text:line-break/><text:span text:style-name="T36">1</text:span><text:span text:style-name="T35">1|001</text:span><text:span text:style-name="T36">1</text:span><text:span text:style-name="T35">11</text:span><text:line-break/><text:span text:style-name="T30">1</text:span>11|001<text:span text:style-name="T30">1</text:span><text:span text:style-name="T22">1</text:span></text:p>
          </table:table-cell>
          <table:table-cell table:style-name="Table2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[A]<text:span text:style-name="T25">пр</text:span><text:line-break/>СЧП<text:line-break/>СЧП →</text:p>
          </table:table-cell>
          <table:table-cell table:style-name="Table2.A1" office:value-type="string">
            <text:p text:style-name="P6"><text:span text:style-name="T26">00111</text:span><text:span text:style-name="T27">0</text:span><text:span text:style-name="T26">01</text:span><text:line-break/>011<text:span text:style-name="T30">01</text:span>010<text:line-break/><text:span text:style-name="T30">00110101</text:span></text:p>
          </table:table-cell>
          <table:table-cell table:style-name="Table2.A1" office:value-type="string">
            <text:p text:style-name="P7"><text:line-break/><text:span text:style-name="T30">1</text:span>11|001<text:span text:style-name="T30">1</text:span><text:span text:style-name="T31">1</text:span><text:line-break/><text:span text:style-name="T30">0</text:span><text:span text:style-name="T32">1</text:span><text:span text:style-name="T31">11|001</text:span><text:span text:style-name="T23">1</text:span></text:p>
          </table:table-cell>
          <table:table-cell table:style-name="Table2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6">[A]<text:span text:style-name="T25">пр</text:span><text:line-break/>СЧП<text:line-break/>СЧП →</text:p>
          </table:table-cell>
          <table:table-cell table:style-name="Table2.A1" office:value-type="string">
            <text:p text:style-name="P6"><text:span text:style-name="T26">00111</text:span><text:span text:style-name="T27">0</text:span><text:span text:style-name="T26">01</text:span></text:p>
            <text:p text:style-name="P17">01101110</text:p>
            <text:p text:style-name="P17">00110111</text:p>
          </table:table-cell>
          <table:table-cell table:style-name="Table2.A1" office:value-type="string">
            <text:p text:style-name="P29"/>
            <text:p text:style-name="P7"><text:span text:style-name="T32">01</text:span><text:span text:style-name="T31">11|001</text:span><text:span text:style-name="T32">1</text:span><text:span text:style-name="T22"><text:line-break/></text:span><text:span text:style-name="T32">001</text:span><text:span text:style-name="T31">11|00</text:span><text:span text:style-name="T22">1</text:span></text:p>
          </table:table-cell>
          <table:table-cell table:style-name="Table2.A1" office:value-type="string">
            <text:p text:style-name="P5">Сдвиг СЧП и множителя вправо</text:p>
            <text:p text:style-name="P5"/>
            <text:p text:style-name="P8"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[A]<text:span text:style-name="T25">пр</text:span><text:line-break/>СЧП<text:line-break/>СЧП →</text:p>
          </table:table-cell>
          <table:table-cell table:style-name="Table2.A1" office:value-type="string">
            <text:p text:style-name="P6"><text:span text:style-name="T26">00111</text:span><text:span text:style-name="T27">0</text:span><text:span text:style-name="T26">01</text:span><text:line-break/><text:span text:style-name="T38">01110000</text:span><text:line-break/><text:span text:style-name="T38">00111000</text:span></text:p>
          </table:table-cell>
          <table:table-cell table:style-name="Table2.A1" office:value-type="string">
            <text:p text:style-name="P7"><text:line-break/><text:span text:style-name="T32">001</text:span><text:span text:style-name="T31">11|001</text:span><text:line-break/><text:span text:style-name="T38">0</text:span><text:span text:style-name="T32">001</text:span><text:span text:style-name="T31">11|0</text:span><text:span text:style-name="T22">0</text:span></text:p>
          </table:table-cell>
          <table:table-cell table:style-name="Table2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СЧП →</text:p>
          </table:table-cell>
          <table:table-cell table:style-name="Table2.A1" office:value-type="string">
            <text:p text:style-name="P30">00011100</text:p>
          </table:table-cell>
          <table:table-cell table:style-name="Table2.A1" office:value-type="string">
            <text:p text:style-name="P18"><text:span text:style-name="T38">00</text:span><text:span text:style-name="T30">001</text:span>11|<text:span text:style-name="T22">0</text:span></text:p>
          </table:table-cell>
          <table:table-cell table:style-name="Table2.A1" office:value-type="string">
            <text:p text:style-name="P5"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СЧП →</text:p>
          </table:table-cell>
          <table:table-cell table:style-name="Table2.A1" office:value-type="string">
            <text:p text:style-name="P7"><text:span text:style-name="T38">000</text:span><text:span text:style-name="T39">0</text:span><text:span text:style-name="T38">1110</text:span></text:p>
          </table:table-cell>
          <table:table-cell table:style-name="Table2.A1" office:value-type="string">
            <text:p text:style-name="P18"><text:span text:style-name="T38">000</text:span><text:span text:style-name="T30">001</text:span>11</text:p>
          </table:table-cell>
          <table:table-cell table:style-name="Table2.A1" office:value-type="string">
            <text:p text:style-name="P5">Сдвиг СЧП и множителя вправо</text:p>
          </table:table-cell>
        </table:table-row>
      </table:table>
      <text:p text:style-name="P22"><text:soft-page-break/><text:span text:style-name="T6"><text:line-break/>Полученный результат положителен и представлен в прямом коде:<text:line-break/>[C]</text:span><text:span text:style-name="T12">пр </text:span><text:span text:style-name="T6">= [A]</text:span><text:span text:style-name="T12">пр </text:span><text:span text:style-name="T29">×</text:span><text:span text:style-name="T6"> [B]</text:span><text:span text:style-name="T12">пр </text:span><text:span text:style-name="T6">= </text:span><text:span text:style-name="T14">0.00</text:span><text:span text:style-name="T15">0</text:span><text:span text:style-name="T14">1110</text:span><text:span text:style-name="T17">000</text:span><text:span text:style-name="T18">001</text:span><text:span text:style-name="T17">11</text:span><text:span text:style-name="T12">2 </text:span><text:span text:style-name="T6">= </text:span><text:span text:style-name="T15">3591</text:span><text:span text:style-name="T12">10</text:span><text:span text:style-name="T6"><text:line-break/></text:span></text:p>
      <text:h text:style-name="P28" text:outline-level="1"><text:span text:style-name="T7">б)</text:span><text:span text:style-name="T9"> A &lt; 0, B &gt; 0</text:span></text:h>
      <text:h text:style-name="P26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№</text:p>
          </table:table-cell>
          <table:table-cell table:style-name="Table3.A1" office:value-type="string">
            <text:p text:style-name="P5">Операнды<text:line-break/>и действия</text:p>
          </table:table-cell>
          <table:table-cell table:style-name="Table3.A1" office:value-type="string">
            <text:p text:style-name="P5">СЧП (старшие)</text:p>
          </table:table-cell>
          <table:table-cell table:style-name="Table3.A1" office:value-type="string">
            <text:p text:style-name="P5">Множитель и<text:line-break/>СЧП (младшие)</text:p>
          </table:table-cell>
          <table:table-cell table:style-name="Table3.A1" office:value-type="string">
            <text:p text:style-name="P5">Пояснения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5</text:p>
          </table:table-cell>
        </table:table-row>
        <table:table-row table:style-name="Table3.1"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СЧП</text:p>
          </table:table-cell>
          <table:table-cell table:style-name="Table3.A1" office:value-type="string">
            <text:p text:style-name="P5">00000000</text:p>
          </table:table-cell>
          <table:table-cell table:style-name="Table3.A1" office:value-type="string">
            <text:p text:style-name="P20">00<text:span text:style-name="T30">11</text:span>111<text:span text:style-name="T22">1</text:span></text:p>
          </table:table-cell>
          <table:table-cell table:style-name="Table3.A1" office:value-type="string">
            <text:p text:style-name="P5">Обнуление старших разрядов СЧП</text:p>
          </table:table-cell>
        </table:table-row>
        <table:table-row table:style-name="Table3.1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[A]<text:span text:style-name="T25">доп</text:span><text:line-break/>СЧП<text:line-break/>СЧП →</text:p>
          </table:table-cell>
          <table:table-cell table:style-name="Table3.A1" office:value-type="string">
            <text:p text:style-name="P5"><text:span text:style-name="T26">11000111</text:span><text:line-break/>11000111<text:line-break/>111000<text:span text:style-name="T40">1</text:span>1</text:p>
          </table:table-cell>
          <table:table-cell table:style-name="Table3.A1" office:value-type="string">
            <text:p text:style-name="P9"><text:line-break/><text:span text:style-name="T22">|</text:span><text:span text:style-name="T31">00</text:span><text:span text:style-name="T32">11</text:span><text:span text:style-name="T31">1111</text:span><text:line-break/><text:span text:style-name="T40">1|</text:span><text:span text:style-name="T31">00</text:span><text:span text:style-name="T32">11</text:span><text:span text:style-name="T31">11</text:span><text:span text:style-name="T22">1</text:span></text:p>
          </table:table-cell>
          <table:table-cell table:style-name="Table3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[A]<text:span text:style-name="T25">доп</text:span><text:line-break/>СЧП<text:line-break/>СЧП →</text:p>
          </table:table-cell>
          <table:table-cell table:style-name="Table3.A1" office:value-type="string">
            <text:p text:style-name="P10"><text:span text:style-name="T26">11000111</text:span><text:line-break/><text:span text:style-name="T41">10101010</text:span><text:line-break/><text:span text:style-name="T41">11010101</text:span></text:p>
          </table:table-cell>
          <table:table-cell table:style-name="Table3.A1" office:value-type="string">
            <text:p text:style-name="P10"><text:line-break/><text:span text:style-name="T33">1|</text:span><text:span text:style-name="T31">00</text:span><text:span text:style-name="T32">11</text:span><text:span text:style-name="T31">111</text:span><text:line-break/><text:span text:style-name="T41">0</text:span><text:span text:style-name="T33">1|</text:span><text:span text:style-name="T31">00</text:span><text:span text:style-name="T32">11</text:span><text:span text:style-name="T31">1</text:span><text:span text:style-name="T22">1</text:span></text:p>
          </table:table-cell>
          <table:table-cell table:style-name="Table3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[A]<text:span text:style-name="T25">доп</text:span><text:line-break/>СЧП<text:line-break/>СЧП →</text:p>
          </table:table-cell>
          <table:table-cell table:style-name="Table3.A1" office:value-type="string">
            <text:p text:style-name="P10"><text:span text:style-name="T26">11000</text:span><text:span text:style-name="T28">1</text:span><text:span text:style-name="T26">11</text:span><text:line-break/>10011100<text:line-break/><text:span text:style-name="T41">1</text:span>1001110</text:p>
          </table:table-cell>
          <table:table-cell table:style-name="Table3.A1" office:value-type="string">
            <text:p text:style-name="P10"><text:line-break/><text:span text:style-name="T41">0</text:span><text:span text:style-name="T33">1|</text:span><text:span text:style-name="T31">00</text:span><text:span text:style-name="T32">11</text:span><text:span text:style-name="T31">11</text:span><text:line-break/><text:span text:style-name="T34">00</text:span><text:span text:style-name="T33">1|</text:span><text:span text:style-name="T31">00</text:span><text:span text:style-name="T32">11</text:span><text:span text:style-name="T22">1</text:span></text:p>
          </table:table-cell>
          <table:table-cell table:style-name="Table3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[A]<text:span text:style-name="T25">доп</text:span><text:line-break/>СЧП<text:line-break/>СЧП →</text:p>
          </table:table-cell>
          <table:table-cell table:style-name="Table3.A1" office:value-type="string">
            <text:p text:style-name="P5"><text:span text:style-name="T26">11000</text:span><text:span text:style-name="T28">1</text:span><text:span text:style-name="T26">11</text:span><text:line-break/>10010101<text:line-break/><text:span text:style-name="T41">1</text:span>1001010</text:p>
          </table:table-cell>
          <table:table-cell table:style-name="Table3.A1" office:value-type="string">
            <text:p text:style-name="P10"><text:line-break/><text:span text:style-name="T34">00</text:span><text:span text:style-name="T33">1|</text:span><text:span text:style-name="T31">00</text:span><text:span text:style-name="T32">11</text:span><text:span text:style-name="T31">1</text:span><text:line-break/><text:span text:style-name="T41">1</text:span><text:span text:style-name="T34">00</text:span><text:span text:style-name="T33">1|</text:span><text:span text:style-name="T31">00</text:span><text:span text:style-name="T32">1</text:span><text:span text:style-name="T23">1</text:span></text:p>
          </table:table-cell>
          <table:table-cell table:style-name="Table3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10">[A]<text:span text:style-name="T25">доп</text:span><text:line-break/>СЧП<text:line-break/>СЧП →</text:p>
          </table:table-cell>
          <table:table-cell table:style-name="Table3.A1" office:value-type="string">
            <text:p text:style-name="P10"><text:span text:style-name="T26">11000</text:span><text:span text:style-name="T28">1</text:span><text:span text:style-name="T26">11</text:span><text:line-break/>10010001<text:line-break/><text:span text:style-name="T41">1</text:span>1001000</text:p>
          </table:table-cell>
          <table:table-cell table:style-name="Table3.A1" office:value-type="string">
            <text:p text:style-name="P31"/>
            <text:p text:style-name="P10"><text:span text:style-name="T34">100</text:span><text:span text:style-name="T33">1|</text:span><text:span text:style-name="T31">00</text:span><text:span text:style-name="T32">11</text:span><text:span text:style-name="T22"><text:line-break/></text:span><text:span text:style-name="T34">1100</text:span><text:span text:style-name="T33">1|</text:span><text:span text:style-name="T32">00</text:span><text:span text:style-name="T23">1</text:span></text:p>
          </table:table-cell>
          <table:table-cell table:style-name="Table3.A1" office:value-type="string">
            <text:p text:style-name="P10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[A]<text:span text:style-name="T25">доп</text:span><text:line-break/>СЧП<text:line-break/>СЧП →</text:p>
          </table:table-cell>
          <table:table-cell table:style-name="Table3.A1" office:value-type="string">
            <text:p text:style-name="P10"><text:span text:style-name="T26">11000</text:span><text:span text:style-name="T28">1</text:span><text:span text:style-name="T26">11</text:span><text:line-break/>1000111<text:span text:style-name="T41">1</text:span><text:line-break/><text:span text:style-name="T41">1</text:span>1000111</text:p>
          </table:table-cell>
          <table:table-cell table:style-name="Table3.A1" office:value-type="string">
            <text:p text:style-name="P10"><text:line-break/><text:span text:style-name="T34">1100</text:span><text:span text:style-name="T33">1|</text:span><text:span text:style-name="T32">001</text:span><text:line-break/><text:span text:style-name="T41">1</text:span><text:span text:style-name="T34">1100</text:span><text:span text:style-name="T33">1|</text:span><text:span text:style-name="T32">0</text:span><text:span text:style-name="T23">0</text:span></text:p>
          </table:table-cell>
          <table:table-cell table:style-name="Table3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СЧП →</text:p>
          </table:table-cell>
          <table:table-cell table:style-name="Table3.A1" office:value-type="string">
            <text:p text:style-name="P10"><text:span text:style-name="T41">11</text:span>100011</text:p>
          </table:table-cell>
          <table:table-cell table:style-name="Table3.A1" office:value-type="string">
            <text:p text:style-name="P21"><text:span text:style-name="T41">111100</text:span><text:span text:style-name="T40">1|</text:span><text:span text:style-name="T23">0</text:span></text:p>
          </table:table-cell>
          <table:table-cell table:style-name="Table3.A1" office:value-type="string">
            <text:p text:style-name="P5"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СЧП →</text:p>
          </table:table-cell>
          <table:table-cell table:style-name="Table3.A1" office:value-type="string">
            <text:p text:style-name="P10"><text:span text:style-name="T41">111</text:span>10001</text:p>
          </table:table-cell>
          <table:table-cell table:style-name="Table3.A1" office:value-type="string">
            <text:p text:style-name="P21"><text:span text:style-name="T41">1111100</text:span><text:span text:style-name="T40">1</text:span></text:p>
          </table:table-cell>
          <table:table-cell table:style-name="Table3.A1" office:value-type="string">
            <text:p text:style-name="P5">Модифицированный сдвиг СЧП и множителя вправо</text:p>
          </table:table-cell>
        </table:table-row>
      </table:table>
      <text:p text:style-name="P23"><text:soft-page-break/><text:span text:style-name="T6"><text:line-break/>Полученный результат отрицателен и представлен в дополнительном коде:<text:line-break/>[C]</text:span><text:span text:style-name="T12">доп </text:span><text:span text:style-name="T6">= [A]</text:span><text:span text:style-name="T12">доп </text:span><text:span text:style-name="T29">×</text:span><text:span text:style-name="T6"> [B]</text:span><text:span text:style-name="T12">пр </text:span><text:span text:style-name="T6">= </text:span><text:span text:style-name="T21">1.</text:span><text:span text:style-name="T19">111</text:span><text:span text:style-name="T20">10001</text:span><text:span text:style-name="T19">1111100</text:span><text:span text:style-name="T20">1</text:span><text:span text:style-name="T12">2</text:span></text:p>
      <text:p text:style-name="Standard"><text:span text:style-name="T8">[C]</text:span><text:span text:style-name="T12">пр</text:span><text:span text:style-name="T8"> = </text:span><text:span text:style-name="T6">1.0000111000000111</text:span><text:span text:style-name="T13">2 </text:span><text:span text:style-name="T8">= -</text:span><text:span text:style-name="T10">3591</text:span><text:span text:style-name="T13">10</text:span><text:span text:style-name="T6"><text:line-break/></text:span></text:p>
      <text:h text:style-name="P28" text:outline-level="1"><text:span text:style-name="T7">в)</text:span><text:span text:style-name="T9"> A &gt; 0, B &lt; 0</text:span></text:h>
      <text:h text:style-name="P26" text:outline-level="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№</text:p>
          </table:table-cell>
          <table:table-cell table:style-name="Table4.A1" office:value-type="string">
            <text:p text:style-name="P5">Операнды<text:line-break/>и действия</text:p>
          </table:table-cell>
          <table:table-cell table:style-name="Table4.A1" office:value-type="string">
            <text:p text:style-name="P5">СЧП (старшие)</text:p>
          </table:table-cell>
          <table:table-cell table:style-name="Table4.A1" office:value-type="string">
            <text:p text:style-name="P5">Множитель и<text:line-break/>СЧП (младшие)</text:p>
          </table:table-cell>
          <table:table-cell table:style-name="Table4.A1" office:value-type="string">
            <text:p text:style-name="P5">Пояснения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5</text:p>
          </table:table-cell>
        </table:table-row>
        <table:table-row table:style-name="Table4.1"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СЧП</text:p>
          </table:table-cell>
          <table:table-cell table:style-name="Table4.A1" office:value-type="string">
            <text:p text:style-name="P5">00000000</text:p>
          </table:table-cell>
          <table:table-cell table:style-name="Table4.A1" office:value-type="string">
            <text:p text:style-name="P19">1100000<text:span text:style-name="T22">1</text:span></text:p>
          </table:table-cell>
          <table:table-cell table:style-name="Table4.A1" office:value-type="string">
            <text:p text:style-name="P5">Обнуление старших разрядов СЧП</text:p>
          </table:table-cell>
        </table:table-row>
        <table:table-row table:style-name="Table4.1"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[A]<text:span text:style-name="T25">пр</text:span><text:line-break/>СЧП<text:line-break/>СЧП →</text:p>
          </table:table-cell>
          <table:table-cell table:style-name="Table4.A1" office:value-type="string">
            <text:p text:style-name="P10"><text:span text:style-name="T27">00111001</text:span><text:line-break/><text:span text:style-name="T26">00</text:span><text:span text:style-name="T27">111001</text:span><text:line-break/><text:span text:style-name="T41">00011100</text:span></text:p>
          </table:table-cell>
          <table:table-cell table:style-name="Table4.A1" office:value-type="string">
            <text:p text:style-name="P10"><text:line-break/>|<text:span text:style-name="T31">11000001</text:span><text:line-break/><text:span text:style-name="T34">1|</text:span><text:span text:style-name="T31">110000</text:span><text:span text:style-name="T22">0</text:span></text:p>
          </table:table-cell>
          <table:table-cell table:style-name="Table4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СЧП →</text:p>
          </table:table-cell>
          <table:table-cell table:style-name="Table4.A1" office:value-type="string">
            <text:p text:style-name="P32">00001110</text:p>
          </table:table-cell>
          <table:table-cell table:style-name="Table4.A1" office:value-type="string">
            <text:p text:style-name="P10"><text:span text:style-name="T34">01|</text:span><text:span text:style-name="T31">11000</text:span><text:span text:style-name="T22">0</text:span></text:p>
          </table:table-cell>
          <table:table-cell table:style-name="Table4.A1" office:value-type="string">
            <text:p text:style-name="P5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СЧП →</text:p>
          </table:table-cell>
          <table:table-cell table:style-name="Table4.A1" office:value-type="string">
            <text:p text:style-name="P32">00000111</text:p>
          </table:table-cell>
          <table:table-cell table:style-name="Table4.A1" office:value-type="string">
            <text:p text:style-name="P10"><text:span text:style-name="T34">001|</text:span><text:span text:style-name="T31">1100</text:span><text:span text:style-name="T22">0</text:span></text:p>
          </table:table-cell>
          <table:table-cell table:style-name="Table4.A1" office:value-type="string">
            <text:p text:style-name="P5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СЧП →</text:p>
          </table:table-cell>
          <table:table-cell table:style-name="Table4.A1" office:value-type="string">
            <text:p text:style-name="P32">00000011</text:p>
          </table:table-cell>
          <table:table-cell table:style-name="Table4.A1" office:value-type="string">
            <text:p text:style-name="P10"><text:span text:style-name="T34">1001|</text:span><text:span text:style-name="T31">110</text:span><text:span text:style-name="T22">0</text:span></text:p>
          </table:table-cell>
          <table:table-cell table:style-name="Table4.A1" office:value-type="string">
            <text:p text:style-name="P5">Сдвиг СЧП и множителя вправо</text:p>
          </table:table-cell>
        </table:table-row>
        <table:table-row table:style-name="Table4.8"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10">СЧП →</text:p>
          </table:table-cell>
          <table:table-cell table:style-name="Table4.A1" office:value-type="string">
            <text:p text:style-name="P32">00000001</text:p>
          </table:table-cell>
          <table:table-cell table:style-name="Table4.A1" office:value-type="string">
            <text:p text:style-name="P10"><text:span text:style-name="T34">11001|</text:span><text:span text:style-name="T31">11</text:span><text:span text:style-name="T22">0</text:span></text:p>
          </table:table-cell>
          <table:table-cell table:style-name="Table4.A1" office:value-type="string">
            <text:p text:style-name="P10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6</text:p>
          </table:table-cell>
          <table:table-cell table:style-name="Table4.A1" office:value-type="string">
            <text:p text:style-name="P5">СЧП →</text:p>
          </table:table-cell>
          <table:table-cell table:style-name="Table4.A1" office:value-type="string">
            <text:p text:style-name="P32">00000000</text:p>
          </table:table-cell>
          <table:table-cell table:style-name="Table4.A1" office:value-type="string">
            <text:p text:style-name="P10"><text:span text:style-name="T34">111001|</text:span><text:span text:style-name="T31">1</text:span><text:span text:style-name="T22">1</text:span></text:p>
          </table:table-cell>
          <table:table-cell table:style-name="Table4.A1" office:value-type="string">
            <text:p text:style-name="P5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7</text:p>
          </table:table-cell>
          <table:table-cell table:style-name="Table4.A1" office:value-type="string">
            <text:p text:style-name="P5">[A]<text:span text:style-name="T25">пр</text:span><text:line-break/>СЧП<text:line-break/>СЧП →</text:p>
          </table:table-cell>
          <table:table-cell table:style-name="Table4.A1" office:value-type="string">
            <text:p text:style-name="P10"><text:span text:style-name="T26">00111001</text:span><text:line-break/><text:span text:style-name="T26">00111001</text:span><text:line-break/><text:span text:style-name="T41">00011100</text:span></text:p>
          </table:table-cell>
          <table:table-cell table:style-name="Table4.A1" office:value-type="string">
            <text:p text:style-name="P10"><text:line-break/><text:span text:style-name="T34">111001|</text:span><text:span text:style-name="T31">11</text:span><text:line-break/><text:span text:style-name="T34">1111001|</text:span><text:span text:style-name="T22">1</text:span></text:p>
          </table:table-cell>
          <table:table-cell table:style-name="Table4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P5">[A]<text:span text:style-name="T25">пр</text:span><text:line-break/>СЧП<text:line-break/>СЧП →</text:p>
          </table:table-cell>
          <table:table-cell table:style-name="Table4.A1" office:value-type="string">
            <text:p text:style-name="P10"><text:span text:style-name="T26">00111101</text:span><text:line-break/>01011001<text:line-break/><text:span text:style-name="T41">00101100</text:span></text:p>
          </table:table-cell>
          <table:table-cell table:style-name="Table4.A1" office:value-type="string">
            <text:p text:style-name="P10"><text:line-break/><text:span text:style-name="T34">1111001|</text:span><text:span text:style-name="T31">1</text:span><text:line-break/><text:span text:style-name="T41">1</text:span><text:span text:style-name="T34">111100</text:span><text:span text:style-name="T24">1</text:span></text:p>
          </table:table-cell>
          <table:table-cell table:style-name="Table4.A1" office:value-type="string">
            <text:p text:style-name="P5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5">9</text:p>
          </table:table-cell>
          <table:table-cell table:style-name="Table4.A1" office:value-type="string">
            <text:p text:style-name="P5">[-A]<text:span text:style-name="T25">доп</text:span><text:line-break/>СЧП</text:p>
          </table:table-cell>
          <table:table-cell table:style-name="Table4.A1" office:value-type="string">
            <text:p text:style-name="P10"><text:span text:style-name="T26">11000111</text:span><text:line-break/>111100<text:span text:style-name="T41">0</text:span>1</text:p>
          </table:table-cell>
          <table:table-cell table:style-name="Table4.A1" office:value-type="string">
            <text:p text:style-name="P5"><text:line-break/><text:span text:style-name="T41">1</text:span><text:span text:style-name="T34">1111001</text:span></text:p>
          </table:table-cell>
          <table:table-cell table:style-name="Table4.A1" office:value-type="string">
            <text:p text:style-name="P5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23"><text:span text:style-name="T6"><text:line-break/>Полученный результат отрицателен и представлен в дополнительном коде:<text:line-break/>[C]</text:span><text:span text:style-name="T12">доп </text:span><text:span text:style-name="T6">= [A]</text:span><text:span text:style-name="T12">пр </text:span><text:span text:style-name="T29">×</text:span><text:span text:style-name="T6"> [B]</text:span><text:span text:style-name="T12">доп </text:span><text:span text:style-name="T6">= </text:span><text:span text:style-name="T19">1.111000111111001</text:span><text:span text:style-name="T12">2</text:span></text:p>
      <text:p text:style-name="P23"><text:span text:style-name="T8">[C]</text:span><text:span text:style-name="T12">пр </text:span><text:span text:style-name="T8">= 1.</text:span><text:span text:style-name="T10">000111000000</text:span><text:span text:style-name="T11">111</text:span><text:span text:style-name="T13">2 </text:span><text:span text:style-name="T8">= -</text:span><text:span text:style-name="T10">3591</text:span><text:span text:style-name="T13">10</text:span><text:span text:style-name="T8"><text:line-break/></text:span></text:p>
      <text:p text:style-name="P27"/>
      <text:p text:style-name="P27"/>
      <text:p text:style-name="P27"/>
      <text:p text:style-name="P27"/>
      <text:p text:style-name="P27"/>
      <text:h text:style-name="P28" text:outline-level="1"><text:soft-page-break/><text:span text:style-name="T7">г)</text:span><text:span text:style-name="T9"> A &lt; 0, B &lt; 0</text:span></text:h>
      <text:h text:style-name="P26" text:outline-level="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№</text:p>
          </table:table-cell>
          <table:table-cell table:style-name="Table5.A1" office:value-type="string">
            <text:p text:style-name="P5">Операнды<text:line-break/>и действия</text:p>
          </table:table-cell>
          <table:table-cell table:style-name="Table5.A1" office:value-type="string">
            <text:p text:style-name="P5">СЧП (старшие)</text:p>
          </table:table-cell>
          <table:table-cell table:style-name="Table5.A1" office:value-type="string">
            <text:p text:style-name="P5">Множитель и<text:line-break/>СЧП (младшие)</text:p>
          </table:table-cell>
          <table:table-cell table:style-name="Table5.A1" office:value-type="string">
            <text:p text:style-name="P5">Пояснения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5</text:p>
          </table:table-cell>
        </table:table-row>
        <table:table-row table:style-name="Table5.1"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СЧП</text:p>
          </table:table-cell>
          <table:table-cell table:style-name="Table5.A1" office:value-type="string">
            <text:p text:style-name="P5">00000000</text:p>
          </table:table-cell>
          <table:table-cell table:style-name="Table5.A1" office:value-type="string">
            <text:p text:style-name="P19">1100000<text:span text:style-name="T22">1</text:span></text:p>
          </table:table-cell>
          <table:table-cell table:style-name="Table5.A1" office:value-type="string">
            <text:p text:style-name="P5">Обнуление старших разрядов СЧП</text:p>
          </table:table-cell>
        </table:table-row>
        <table:table-row table:style-name="Table5.1"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[A]<text:span text:style-name="T25">доп</text:span><text:line-break/>СЧП<text:line-break/>СЧП →</text:p>
          </table:table-cell>
          <table:table-cell table:style-name="Table5.A1" office:value-type="string">
            <text:p text:style-name="P5"><text:span text:style-name="T26">11000111</text:span><text:line-break/>11000111<text:line-break/><text:span text:style-name="T41">11100011</text:span></text:p>
          </table:table-cell>
          <table:table-cell table:style-name="Table5.A1" office:value-type="string">
            <text:p text:style-name="P10"><text:line-break/>|<text:span text:style-name="T31">11000001</text:span><text:line-break/><text:span text:style-name="T41">1|</text:span><text:span text:style-name="T31">110000</text:span><text:span text:style-name="T22">0</text:span></text:p>
          </table:table-cell>
          <table:table-cell table:style-name="Table5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СЧП →</text:p>
          </table:table-cell>
          <table:table-cell table:style-name="Table5.A1" office:value-type="string">
            <text:p text:style-name="P32">11110001</text:p>
          </table:table-cell>
          <table:table-cell table:style-name="Table5.A1" office:value-type="string">
            <text:p text:style-name="P21"><text:span text:style-name="T41">11|</text:span>11000<text:span text:style-name="T22">0</text:span></text:p>
          </table:table-cell>
          <table:table-cell table:style-name="Table5.A1" office:value-type="string">
            <text:p text:style-name="P5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3</text:p>
          </table:table-cell>
          <table:table-cell table:style-name="Table5.A1" office:value-type="string">
            <text:p text:style-name="P5">СЧП →</text:p>
          </table:table-cell>
          <table:table-cell table:style-name="Table5.A1" office:value-type="string">
            <text:p text:style-name="P32">11111000</text:p>
          </table:table-cell>
          <table:table-cell table:style-name="Table5.A1" office:value-type="string">
            <text:p text:style-name="P21"><text:span text:style-name="T41">111|</text:span>1100<text:span text:style-name="T22">0</text:span></text:p>
          </table:table-cell>
          <table:table-cell table:style-name="Table5.A1" office:value-type="string">
            <text:p text:style-name="P5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СЧП →</text:p>
          </table:table-cell>
          <table:table-cell table:style-name="Table5.A1" office:value-type="string">
            <text:p text:style-name="P32">11111100</text:p>
          </table:table-cell>
          <table:table-cell table:style-name="Table5.A1" office:value-type="string">
            <text:p text:style-name="P21"><text:span text:style-name="T41">0111|</text:span>110<text:span text:style-name="T22">0</text:span></text:p>
          </table:table-cell>
          <table:table-cell table:style-name="Table5.A1" office:value-type="string">
            <text:p text:style-name="P5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10">СЧП →</text:p>
          </table:table-cell>
          <table:table-cell table:style-name="Table5.A1" office:value-type="string">
            <text:p text:style-name="P32">11111110</text:p>
          </table:table-cell>
          <table:table-cell table:style-name="Table5.A1" office:value-type="string">
            <text:p text:style-name="P10"><text:span text:style-name="T34">00111|</text:span><text:span text:style-name="T31">11</text:span><text:span text:style-name="T22">0</text:span></text:p>
          </table:table-cell>
          <table:table-cell table:style-name="Table5.A1" office:value-type="string">
            <text:p text:style-name="P10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6</text:p>
          </table:table-cell>
          <table:table-cell table:style-name="Table5.A1" office:value-type="string">
            <text:p text:style-name="P5">СЧП →</text:p>
          </table:table-cell>
          <table:table-cell table:style-name="Table5.A1" office:value-type="string">
            <text:p text:style-name="P32">11111111</text:p>
          </table:table-cell>
          <table:table-cell table:style-name="Table5.A1" office:value-type="string">
            <text:p text:style-name="P10"><text:span text:style-name="T34">000111|</text:span><text:span text:style-name="T31">1</text:span><text:span text:style-name="T22">1</text:span></text:p>
          </table:table-cell>
          <table:table-cell table:style-name="Table5.A1" office:value-type="string">
            <text:p text:style-name="P5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7</text:p>
          </table:table-cell>
          <table:table-cell table:style-name="Table5.A1" office:value-type="string">
            <text:p text:style-name="P5">[A]<text:span text:style-name="T25">доп</text:span><text:line-break/>СЧП<text:line-break/>СЧП →</text:p>
          </table:table-cell>
          <table:table-cell table:style-name="Table5.A1" office:value-type="string">
            <text:p text:style-name="P10"><text:span text:style-name="T26">11000111</text:span><text:line-break/>11000110<text:line-break/><text:span text:style-name="T41">11100011</text:span></text:p>
          </table:table-cell>
          <table:table-cell table:style-name="Table5.A1" office:value-type="string">
            <text:p text:style-name="P10"><text:line-break/><text:span text:style-name="T34">000111|</text:span><text:span text:style-name="T31">11</text:span><text:line-break/><text:span text:style-name="T34">0000111|</text:span><text:span text:style-name="T22">1</text:span></text:p>
          </table:table-cell>
          <table:table-cell table:style-name="Table5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8</text:p>
          </table:table-cell>
          <table:table-cell table:style-name="Table5.A1" office:value-type="string">
            <text:p text:style-name="P5">[A]<text:span text:style-name="T25">доп</text:span><text:line-break/>СЧП<text:line-break/>СЧП →</text:p>
          </table:table-cell>
          <table:table-cell table:style-name="Table5.A1" office:value-type="string">
            <text:p text:style-name="P10"><text:span text:style-name="T26">11000111</text:span><text:line-break/>10101010<text:line-break/><text:span text:style-name="T41">11010101</text:span></text:p>
          </table:table-cell>
          <table:table-cell table:style-name="Table5.A1" office:value-type="string">
            <text:p text:style-name="P10"><text:line-break/><text:span text:style-name="T34">0000111|</text:span><text:span text:style-name="T31">1</text:span><text:line-break/><text:span text:style-name="T41">0</text:span><text:span text:style-name="T34">000011</text:span><text:span text:style-name="T24">1</text:span></text:p>
          </table:table-cell>
          <table:table-cell table:style-name="Table5.A1" office:value-type="string">
            <text:p text:style-name="P5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5">9</text:p>
          </table:table-cell>
          <table:table-cell table:style-name="Table5.A1" office:value-type="string">
            <text:p text:style-name="P5">[-A]<text:span text:style-name="T25">пр</text:span><text:line-break/>СЧП</text:p>
          </table:table-cell>
          <table:table-cell table:style-name="Table5.A1" office:value-type="string">
            <text:p text:style-name="P5"><text:span text:style-name="T28">00</text:span><text:span text:style-name="T26">111001</text:span><text:line-break/>00001110</text:p>
          </table:table-cell>
          <table:table-cell table:style-name="Table5.A1" office:value-type="string">
            <text:p text:style-name="P10"><text:line-break/><text:span text:style-name="T34">00000111</text:span></text:p>
          </table:table-cell>
          <table:table-cell table:style-name="Table5.A1" office:value-type="string">
            <text:p text:style-name="P5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23"><text:span text:style-name="T6"><text:line-break/>Полученный результат положителен и представлен в прямом коде:<text:line-break/>[C]</text:span><text:span text:style-name="T12">пр </text:span><text:span text:style-name="T6">= [A]</text:span><text:span text:style-name="T12">доп </text:span><text:span text:style-name="T29">×</text:span><text:span text:style-name="T6"> [B]</text:span><text:span text:style-name="T12">доп </text:span><text:span text:style-name="T6">= </text:span><text:span text:style-name="T16">0.0001110</text:span><text:span text:style-name="T19">00000111</text:span><text:span text:style-name="T12">2</text:span><text:span text:style-name="T6">= </text:span><text:span text:style-name="T21">3591</text:span><text:span text:style-name="T12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 style:vertical-align="baselin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in" fo:margin-bottom="0.0972in" style:contextual-spacing="false" fo:line-height="115%" fo:hyphenation-ladder-count="no-limit" style:vertical-align="baselin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in" fo:margin-bottom="0.0835in" style:contextual-spacing="false" fo:line-height="200%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000000" loext:opacity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color="#212529" loext:opacity="100%"/>
    </style:style>
    <style:style style:name="ListLabel_20_227" style:display-name="ListLabel 227" style:family="text">
      <style:text-properties fo:color="#212529" loext:opacity="100%"/>
    </style:style>
    <style:style style:name="ListLabel_20_228" style:display-name="ListLabel 228" style:family="text">
      <style:text-properties fo:color="#212529" loext:opacity="100%"/>
    </style:style>
    <style:style style:name="ListLabel_20_229" style:display-name="ListLabel 229" style:family="text">
      <style:text-properties fo:color="#212529" loext:opacity="100%"/>
    </style:style>
    <style:style style:name="ListLabel_20_230" style:display-name="ListLabel 230" style:family="text">
      <style:text-properties fo:color="#212529" loext:opacity="100%"/>
    </style:style>
    <style:style style:name="ListLabel_20_231" style:display-name="ListLabel 231" style:family="text">
      <style:text-properties fo:color="#212529" loext:opacity="100%"/>
    </style:style>
    <style:style style:name="ListLabel_20_232" style:display-name="ListLabel 232" style:family="text">
      <style:text-properties fo:color="#212529" loext:opacity="100%"/>
    </style:style>
    <style:style style:name="ListLabel_20_233" style:display-name="ListLabel 233" style:family="text">
      <style:text-properties fo:color="#212529" loext:opacity="100%"/>
    </style:style>
    <style:style style:name="ListLabel_20_234" style:display-name="ListLabel 234" style:family="text">
      <style:text-properties fo:color="#212529" loext:opacity="100%"/>
    </style:style>
    <style:style style:name="ListLabel_20_235" style:display-name="ListLabel 235" style:family="text">
      <style:text-properties style:text-position="0% 100%" fo:font-size="12pt" style:font-size-asian="12pt" style:font-size-complex="12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9654in" fo:text-indent="-0.25in" fo:margin-left="0.9654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654in" fo:text-indent="-0.25in" fo:margin-left="1.4654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9654in" fo:text-indent="-0.25in" fo:margin-left="1.9654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54in" fo:text-indent="-0.25in" fo:margin-left="2.4654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9654in" fo:text-indent="-0.25in" fo:margin-left="2.9654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.4654in" fo:text-indent="-0.25in" fo:margin-left="3.4654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9654in" fo:text-indent="-0.25in" fo:margin-left="3.9654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.4654in" fo:text-indent="-0.25in" fo:margin-left="4.465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9654in" fo:text-indent="-0.25in" fo:margin-left="4.9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736in" fo:margin-left="1.6736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19in" fo:text-indent="-0.25in" fo:margin-left="1.9819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819in" fo:text-indent="-0.1252in" fo:margin-left="2.4819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819in" fo:text-indent="-0.25in" fo:margin-left="2.9819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19in" fo:text-indent="-0.25in" fo:margin-left="3.4819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9819in" fo:text-indent="-0.1252in" fo:margin-left="3.9819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4819in" fo:text-indent="-0.25in" fo:margin-left="4.4819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19in" fo:text-indent="-0.25in" fo:margin-left="4.9819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4819in" fo:text-indent="-0.1252in" fo:margin-left="5.481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1252in" fo:text-indent="-0.1252in" fo:margin-left="1.1252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3" text:style-name="ListLabel_20_25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text:style-name="ListLabel_20_25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text:style-name="ListLabel_20_25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text:style-name="ListLabel_20_25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9689in"/>
        </style:list-level-properties>
      </text:list-level-style-number>
      <text:list-level-style-number text:level="7" text:style-name="ListLabel_20_25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6126in"/>
        </style:list-level-properties>
      </text:list-level-style-number>
      <text:list-level-style-number text:level="8" text:style-name="ListLabel_20_26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0063in"/>
        </style:list-level-properties>
      </text:list-level-style-number>
      <text:list-level-style-number text:level="9" text:style-name="ListLabel_20_26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4.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1</dc:title>
    <meta:initial-creator>pugalol</meta:initial-creator>
    <meta:editing-cycles>15</meta:editing-cycles>
    <meta:print-date>2021-10-27T16:48:00</meta:print-date>
    <meta:creation-date>2021-12-18T14:50:00</meta:creation-date>
    <dc:date>2022-12-06T06:33:17.345086717</dc:date>
    <meta:editing-duration>PT6H31M52S</meta:editing-duration>
    <meta:generator>LibreOffice/7.4.2.3$Linux_X86_64 LibreOffice_project/40$Build-3</meta:generator>
    <meta:document-statistic meta:table-count="5" meta:image-count="0" meta:object-count="0" meta:page-count="4" meta:paragraph-count="255" meta:word-count="752" meta:character-count="4535" meta:non-whitespace-character-count="3994"/>
    <meta:user-defined meta:name="AppVersion">16.0000</meta:user-defined>
    <meta:template xlink:type="simple" xlink:actuate="onRequest" xlink:title="Normal.dotm" xlink:href=""/>
  </office:meta>
</office:document-meta>
</file>